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4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1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4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9cm"/>
    </style:style>
    <style:style style:name="gr7" style:family="graphic" style:parent-style-name="objectwithoutfill">
      <style:graphic-properties svg:stroke-width="0.5cm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8" style:family="graphic" style:parent-style-name="objectwithoutfill">
      <style:graphic-properties draw:stroke="solid" svg:stroke-width="0.5cm" draw:marker-start-width="0.95cm" draw:marker-end-width="1.05cm" draw:fill="none" draw:textarea-vertical-align="middle" fo:padding-top="0.375cm" fo:padding-bottom="0.375cm" fo:padding-left="0.5cm" fo:padding-right="0.5cm"/>
    </style:style>
    <style:style style:name="gr9" style:family="graphic" style:parent-style-name="objectwithoutfill">
      <style:graphic-properties svg:stroke-width="0.5cm" draw:marker-start-width="0.95cm" draw:marker-end-width="1.05cm" draw:fill="none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5cm" draw:marker-start-width="0.95cm" draw:marker-end-width="0.95cm" draw:fill="none" draw:textarea-vertical-align="middle" fo:padding-top="0.375cm" fo:padding-bottom="0.375cm" fo:padding-left="0.5cm" fo:padding-right="0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3cm"/>
    </style:style>
    <style:style style:name="gr12" style:family="graphic" style:parent-style-name="standard">
      <style:graphic-properties draw:stroke="none" svg:stroke-color="#000000" draw:fill="none" draw:fill-color="#ffffff" fo:min-height="6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4.9cm" svg:y1="12.3cm" svg:x2="14.9cm" svg:y2="11.2cm">
          <text:p/>
        </draw:line>
        <draw:connector draw:style-name="gr1" draw:text-style-name="P1" draw:layer="layout" draw:line-skew="0.599cm -6.701cm" svg:x1="18.9cm" svg:y1="11.3cm" svg:x2="15.8cm" svg:y2="10.65cm" draw:start-shape="id1" draw:start-glue-point="2" draw:end-shape="id2" draw:end-glue-point="1" svg:d="M18900 11300v1100h-4000v-1750h900" svg:viewBox="0 0 4001 1751">
          <text:p/>
        </draw:connector>
        <draw:connector draw:style-name="gr1" draw:text-style-name="P1" draw:layer="layout" draw:line-skew="-6.701cm -0.599cm" svg:x1="15.8cm" svg:y1="10.65cm" svg:x2="18.9cm" svg:y2="10cm" draw:start-shape="id2" draw:start-glue-point="1" draw:end-shape="id1" draw:end-glue-point="0" svg:d="M15800 10650h-900v-1750h4000v1100" svg:viewBox="0 0 4001 1751">
          <text:p/>
        </draw:connector>
        <draw:custom-shape draw:style-name="gr2" draw:text-style-name="P3" xml:id="id3" draw:id="id3" draw:layer="layout" svg:width="5.1cm" svg:height="3cm" svg:x="2cm" svg:y="10.9cm">
          <text:p text:style-name="P2">I/O Switch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831cm" svg:height="1.673cm" svg:x="1.9cm" svg:y="22.9cm">
          <draw:text-box>
            <text:p>From Host (168 Kbytes/second max)</text:p>
            <text:p>(14 Ktokens/second max)</text:p>
          </draw:text-box>
        </draw:frame>
        <draw:frame draw:style-name="gr4" draw:text-style-name="P4" draw:layer="layout" svg:width="10.019cm" svg:height="1.673cm" svg:x="1.569cm" svg:y="1.727cm">
          <draw:text-box>
            <text:p>To Host (168 Kbytes/second max)</text:p>
            <text:p>(14 Ktokens/second max)</text:p>
          </draw:text-box>
        </draw:frame>
        <draw:custom-shape draw:style-name="gr5" draw:text-style-name="P3" xml:id="id4" draw:id="id4" draw:layer="layout" svg:width="5.1cm" svg:height="1.3cm" svg:x="10.7cm" svg:y="6.6cm">
          <text:p text:style-name="P2">Token Queue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5.1cm" svg:height="1.3cm" svg:x="10.7cm" svg:y="10cm">
          <text:p text:style-name="P2">Matching Unit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4.4cm" svg:height="1.3cm" svg:x="16.7cm" svg:y="10cm">
          <text:p text:style-name="P2">Overflow Unit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5.1cm" svg:height="1.3cm" svg:x="10.7cm" svg:y="13.8cm">
          <text:p text:style-name="P2">Instruction Store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5.1cm" svg:height="1.3cm" svg:x="10.7cm" svg:y="17.3cm">
          <text:p text:style-name="P2">Processing Uni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8cm" svg:y1="10.9cm" svg:x2="2.8cm" svg:y2="3.4cm">
          <text:p/>
        </draw:line>
        <draw:line draw:style-name="gr8" draw:text-style-name="P1" draw:layer="layout" svg:x1="2.8cm" svg:y1="22.9cm" svg:x2="2.818cm" svg:y2="13.893cm">
          <text:p/>
        </draw:line>
        <draw:connector draw:style-name="gr9" draw:text-style-name="P1" draw:layer="layout" draw:line-skew="-1.599cm" svg:x1="4.55cm" svg:y1="10.9cm" svg:x2="13.25cm" svg:y2="6.6cm" draw:start-shape="id3" draw:start-glue-point="0" draw:end-shape="id4" draw:end-glue-point="0" svg:d="M4550 10900v-6400h8700v2100" svg:viewBox="0 0 8701 6401">
          <text:p/>
        </draw:connector>
        <draw:connector draw:style-name="gr9" draw:text-style-name="P1" draw:layer="layout" draw:type="line" svg:x1="13.25cm" svg:y1="7.9cm" svg:x2="13.25cm" svg:y2="10cm" draw:start-shape="id4" draw:start-glue-point="2" draw:end-shape="id2" draw:end-glue-point="0" svg:d="M13250 7900v2100" svg:viewBox="0 0 1 2101">
          <text:p/>
        </draw:connector>
        <draw:connector draw:style-name="gr10" draw:text-style-name="P1" draw:layer="layout" draw:type="line" svg:x1="13.25cm" svg:y1="11.3cm" svg:x2="13.25cm" svg:y2="13.8cm" draw:start-shape="id2" draw:start-glue-point="2" draw:end-shape="id5" draw:end-glue-point="0" svg:d="M13250 11300v2500" svg:viewBox="0 0 1 2501">
          <text:p/>
        </draw:connector>
        <draw:connector draw:style-name="gr10" draw:text-style-name="P1" draw:layer="layout" draw:type="line" svg:x1="13.25cm" svg:y1="15.1cm" svg:x2="13.25cm" svg:y2="17.3cm" draw:start-shape="id5" draw:start-glue-point="2" draw:end-shape="id6" draw:end-glue-point="0" svg:d="M13250 15100v2200" svg:viewBox="0 0 1 2201">
          <text:p/>
        </draw:connector>
        <draw:connector draw:style-name="gr7" draw:text-style-name="P1" draw:layer="layout" draw:line-skew="1.799cm" svg:x1="13.25cm" svg:y1="18.6cm" svg:x2="4.55cm" svg:y2="13.9cm" draw:start-shape="id6" draw:start-glue-point="2" draw:end-shape="id3" draw:end-glue-point="2" svg:d="M13250 18600v2300h-8700v-7000" svg:viewBox="0 0 8701 7001">
          <text:p/>
        </draw:connector>
        <draw:frame draw:style-name="gr11" draw:text-style-name="P4" draw:layer="layout" svg:width="4.553cm" svg:height="0.962cm" svg:x="8.4cm" svg:y="5.7cm">
          <draw:text-box>
            <text:p>Token packets</text:p>
          </draw:text-box>
        </draw:frame>
        <draw:frame draw:style-name="gr11" draw:text-style-name="P4" draw:layer="layout" svg:width="4.553cm" svg:height="0.962cm" svg:x="8.4cm" svg:y="9.138cm">
          <draw:text-box>
            <text:p>Token packets</text:p>
          </draw:text-box>
        </draw:frame>
        <draw:frame draw:style-name="gr12" draw:text-style-name="P4" draw:layer="layout" svg:width="8.2cm" svg:height="6.65cm" svg:x="7.3cm" svg:y="12.9cm">
          <draw:text-box>
            <text:p>Token-pair packets</text:p>
          </draw:text-box>
        </draw:frame>
        <draw:frame draw:style-name="gr13" draw:text-style-name="P4" draw:layer="layout" svg:width="5.997cm" svg:height="0.962cm" svg:x="7cm" svg:y="16.4cm">
          <draw:text-box>
            <text:p>Executable packets</text:p>
          </draw:text-box>
        </draw:frame>
        <draw:frame draw:style-name="gr11" draw:text-style-name="P4" draw:layer="layout" svg:width="4.553cm" svg:height="0.962cm" svg:x="8.4cm" svg:y="19.6cm">
          <draw:text-box>
            <text:p>Token packe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0:35:23.972899755</meta:creation-date>
    <dc:date>2015-11-16T08:36:39.541245694</dc:date>
    <meta:editing-duration>PT6M57S</meta:editing-duration>
    <meta:editing-cycles>2</meta:editing-cycles>
    <meta:generator>LibreOffice/4.4.6.3$Linux_X86_64 LibreOffice_project/40m0$Build-3</meta:generator>
    <meta:document-statistic meta:object-count="23"/>
  </office:meta>
</office:document-meta>
</file>